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7000002517B59934D.png" manifest:media-type="image/png"/>
  <manifest:file-entry manifest:full-path="Pictures/10000000000000C9000000653624305F.png" manifest:media-type="image/png"/>
  <manifest:file-entry manifest:full-path="Pictures/10000000000000C200000072B012D4C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UMINHO_5f_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MINHO_5f_2">
        <draw:frame draw:style-name="gr1" draw:text-style-name="P1" draw:layer="layout" svg:width="23.044cm" svg:height="15.689cm" svg:x="3.88cm" svg:y="3.107cm">
          <draw:image xlink:href="Pictures/1000000000000367000002517B59934D.png" xlink:type="simple" xlink:show="embed" xlink:actuate="onLoad">
            <text:p/>
          </draw:image>
        </draw:frame>
        <draw:custom-shape draw:style-name="gr2" draw:text-style-name="P2" draw:layer="layout" svg:width="0.762cm" svg:height="1.016cm" svg:x="3.034cm" svg:y="5.196cm">
          <text:p text:style-name="P2">1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1.016cm" svg:x="24.668cm" svg:y="5.196cm">
          <text:p text:style-name="P2">2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1.016cm" svg:x="13.1cm" svg:y="7.112cm">
          <text:p text:style-name="P2">3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1.016cm" svg:x="11.802cm" svg:y="8.014cm">
          <text:p text:style-name="P2">4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fo:color="#000080" fo:font-size="2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MINHO_5f_2-background" style:display-name="UMINHO_2-background" style:family="presentation">
      <style:graphic-properties draw:stroke="none" draw:fill="none"/>
      <style:text-properties style:letter-kerning="true"/>
    </style:style>
    <style:style style:name="UMINHO_5f_2-backgroundobjects" style:display-name="UMINHO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MINHO_5f_2-notes" style:display-name="UMINHO_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MINHO_5f_2-outline1" style:display-name="UMINHO_2-outline1" style:family="presentation">
      <style:graphic-properties draw:stroke="none" draw:fill="none" draw:auto-grow-height="false" draw:fit-to-size="shrink-to-fit">
        <text:list-style style:name="UMINHO_5f_2-outline1" style:display-name="UMINHO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MINHO_5f_2-outline2" style:display-name="UMINHO_2-outline2" style:family="presentation" style:parent-style-name="UMINHO_5f_2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UMINHO_5f_2-outline3" style:display-name="UMINHO_2-outline3" style:family="presentation" style:parent-style-name="UMINHO_5f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MINHO_5f_2-outline4" style:display-name="UMINHO_2-outline4" style:family="presentation" style:parent-style-name="UMINHO_5f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MINHO_5f_2-outline5" style:display-name="UMINHO_2-outline5" style:family="presentation" style:parent-style-name="UMINHO_5f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MINHO_5f_2-outline6" style:display-name="UMINHO_2-outline6" style:family="presentation" style:parent-style-name="UMINHO_5f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MINHO_5f_2-outline7" style:display-name="UMINHO_2-outline7" style:family="presentation" style:parent-style-name="UMINHO_5f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MINHO_5f_2-outline8" style:display-name="UMINHO_2-outline8" style:family="presentation" style:parent-style-name="UMINHO_5f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MINHO_5f_2-outline9" style:display-name="UMINHO_2-outline9" style:family="presentation" style:parent-style-name="UMINHO_5f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MINHO_5f_2-subtitle" style:display-name="UMINHO_2-subtitle" style:family="presentation">
      <style:graphic-properties draw:stroke="none" draw:fill="none" draw:textarea-vertical-align="middle">
        <text:list-style style:name="UMINHO_5f_2-subtitle" style:display-name="UMINHO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MINHO_5f_2-title" style:display-name="UMINHO_2-title" style:family="presentation">
      <style:graphic-properties draw:stroke="none" draw:fill="none" draw:textarea-vertical-align="middle">
        <text:list-style style:name="UMINHO_5f_2-title" style:display-name="UMINHO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MINHO_5f_2-backgroundobjects">
      <style:graphic-properties draw:stroke="none" draw:fill="none" draw:fill-color="#ffffff" draw:auto-grow-height="false" fo:min-height="1.449cm"/>
    </style:style>
    <style:style style:name="Mpr2" style:family="presentation" style:parent-style-name="UMINHO_5f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UMINHO_5f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MINHO_5f_2" style:display-name="UMINHO_2" style:page-layout-name="PM1" draw:style-name="Mdp1">
      <draw:frame presentation:style-name="UMINHO_5f_2-title" draw:layer="backgroundobjects" svg:width="28.1cm" svg:height="2.757cm" svg:x="-0.1cm" svg:y="0.037cm" presentation:class="title" presentation:placeholder="true">
        <draw:text-box/>
      </draw:frame>
      <draw:frame presentation:style-name="UMINHO_5f_2-outline1" draw:layer="backgroundobjects" svg:width="26.67cm" svg:height="12.18cm" svg:x="0.762cm" svg:y="3.302cm" presentation:class="outline" presentation:placeholder="true">
        <draw:text-box/>
      </draw:frame>
      <draw:frame draw:style-name="Mgr3" draw:text-style-name="MP3" draw:layer="backgroundobjects" svg:width="3.186cm" svg:height="1.872cm" svg:x="0.028cm" svg:y="19.128cm">
        <draw:image xlink:href="Pictures/10000000000000C200000072B012D4C2.png" xlink:type="simple" xlink:show="embed" xlink:actuate="onLoad">
          <text:p/>
        </draw:image>
      </draw:frame>
      <draw:frame draw:style-name="Mgr3" draw:text-style-name="MP3" draw:layer="backgroundobjects" svg:width="3.87cm" svg:height="1.944cm" svg:x="24.13cm" svg:y="19.115cm">
        <draw:image xlink:href="Pictures/10000000000000C9000000653624305F.png" xlink:type="simple" xlink:show="embed" xlink:actuate="onLoad">
          <text:p/>
        </draw:image>
      </draw:frame>
      <draw:frame presentation:style-name="Mpr1" draw:text-style-name="MP4" draw:layer="backgroundobjects" svg:width="8.875cm" svg:height="1.448cm" svg:x="14.776cm" svg:y="19.6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1" draw:layer="backgroundobjects" svg:width="6.523cm" svg:height="1.448cm" svg:x="4.6cm" svg:y="19.631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UMINHO_5f_2-title" draw:layer="backgroundobjects" svg:width="14.848cm" svg:height="11.136cm" svg:x="3.075cm" svg:y="2.257cm" presentation:class="page"/>
        <draw:frame presentation:style-name="UMINHO_5f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4T09:04:47.334623740</meta:creation-date>
    <dc:title>UMINHO_2</dc:title>
    <meta:editing-duration>PT19M17S</meta:editing-duration>
    <meta:editing-cycles>2</meta:editing-cycles>
    <meta:generator>LibreOffice/4.2.3.3$Linux_X86_64 LibreOffice_project/420m0$Build-3</meta:generator>
    <meta:initial-creator>Björn Johansson</meta:initial-creator>
    <dc:date>2014-05-04T09:39:05.153320989</dc:date>
    <dc:creator>Björn Johansson</dc:creator>
    <meta:document-statistic meta:object-count="29"/>
  </office:meta>
</office:document-meta>
</file>